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12e393" fo:hyphenate="true" fo:hyphenation-remain-char-count="2" fo:hyphenation-push-char-count="2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125e0e" fo:hyphenate="true" fo:hyphenation-remain-char-count="2" fo:hyphenation-push-char-count="2"/>
    </style:style>
    <style:style style:name="P3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172b91" fo:hyphenate="true" fo:hyphenation-remain-char-count="2" fo:hyphenation-push-char-count="2"/>
    </style:style>
    <style:style style:name="P4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1c627e" fo:hyphenate="true" fo:hyphenation-remain-char-count="2" fo:hyphenation-push-char-count="2"/>
    </style:style>
    <style:style style:name="P5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1d3a2d" fo:hyphenate="true" fo:hyphenation-remain-char-count="2" fo:hyphenation-push-char-count="2"/>
    </style:style>
    <style:style style:name="T1" style:family="text">
      <style:text-properties officeooo:rsid="000c7d58"/>
    </style:style>
    <style:style style:name="T2" style:family="text">
      <style:text-properties fo:font-style="italic" officeooo:rsid="00136d7e" style:font-style-asian="italic" style:font-style-complex="italic"/>
    </style:style>
    <style:style style:name="T3" style:family="text">
      <style:text-properties fo:font-style="italic" officeooo:rsid="00179741" style:font-style-asian="italic" style:font-style-complex="italic"/>
    </style:style>
    <style:style style:name="T4" style:family="text">
      <style:text-properties fo:font-style="italic" officeooo:rsid="000c7d58" style:font-style-asian="italic" style:font-style-complex="italic"/>
    </style:style>
    <style:style style:name="T5" style:family="text">
      <style:text-properties style:text-position="sub 58%" fo:font-style="italic" officeooo:rsid="00179741" style:font-style-asian="italic" style:font-style-complex="italic"/>
    </style:style>
    <style:style style:name="T6" style:family="text">
      <style:text-properties style:text-position="sub 58%" officeooo:rsid="00136d7e"/>
    </style:style>
    <style:style style:name="T7" style:family="text">
      <style:text-properties style:font-name="courier new"/>
    </style:style>
    <style:style style:name="T8" style:family="text">
      <style:text-properties style:font-name="courier new" officeooo:rsid="00136d7e"/>
    </style:style>
    <style:style style:name="T9" style:family="text">
      <style:text-properties officeooo:rsid="00125e0e"/>
    </style:style>
    <style:style style:name="T10" style:family="text">
      <style:text-properties officeooo:rsid="0012e393"/>
    </style:style>
    <style:style style:name="T11" style:family="text">
      <style:text-properties officeooo:rsid="00136d7e"/>
    </style:style>
    <style:style style:name="T12" style:family="text">
      <style:text-properties style:font-name="Courier New"/>
    </style:style>
    <style:style style:name="T13" style:family="text">
      <style:text-properties style:font-name="Courier New" officeooo:rsid="000c7d58"/>
    </style:style>
    <style:style style:name="T14" style:family="text">
      <style:text-properties officeooo:rsid="0015f9c0"/>
    </style:style>
    <style:style style:name="T15" style:family="text">
      <style:text-properties officeooo:rsid="00172b91"/>
    </style:style>
    <style:style style:name="T16" style:family="text">
      <style:text-properties officeooo:rsid="00179741"/>
    </style:style>
    <style:style style:name="T17" style:family="text">
      <style:text-properties fo:font-style="normal" officeooo:rsid="00136d7e" style:font-style-asian="normal" style:font-style-complex="normal"/>
    </style:style>
    <style:style style:name="T18" style:family="text">
      <style:text-properties fo:font-style="normal" officeooo:rsid="00179741" style:font-style-asian="normal" style:font-style-complex="normal"/>
    </style:style>
    <style:style style:name="T19" style:family="text">
      <style:text-properties officeooo:rsid="001a596b"/>
    </style:style>
    <style:style style:name="T20" style:family="text">
      <style:text-properties officeooo:rsid="001a942f"/>
    </style:style>
    <style:style style:name="T21" style:family="text">
      <style:text-properties officeooo:rsid="001d3a2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0">Лаврентьев Андрей</text:span><text:span text:style-name="T1"> (29.12.2010)</text:span></text:h>
      <text:list xml:id="list1866056628" text:style-name="L1">
        <text:list-item>
          <text:p text:style-name="P4"><text:span text:style-name="T1">Даны целые числа </text:span><text:span text:style-name="T4">K</text:span><text:span text:style-name="T1">, </text:span><text:span text:style-name="T4">N</text:span><text:span text:style-name="T1">, а также </text:span><text:span text:style-name="T4">K</text:span><text:span text:style-name="T1"> наборов целых чисел по </text:span><text:span text:style-name="T4">N</text:span><text:span text:style-name="T1"> элементов в каждом наборе. Напишите процедуру, которая вычисляет количество наборов, содержащих заданное число </text:span><text:span text:style-name="T4">C</text:span><text:span text:style-name="T1">, а также количество элементов, равных </text:span><text:span text:style-name="T4">C</text:span><text:span text:style-name="T1">.</text:span></text:p>
        </text:list-item>
        <text:list-item>
          <text:p text:style-name="P5"><text:span text:style-name="T11">Напишите процедуру </text:span><text:span text:style-name="T8">CharInCircleOut(x,y: integer; c: char)</text:span><text:span text:style-name="T11">, которая выводит переданный ей символ в центре круга. </text:span><text:span text:style-name="T21">Создайте процедуру, которая по данной строке рисует в кругах её символы, расположенные в строку.</text:span></text:p>
        </text:list-item>
        <text:list-item>
          <text:p text:style-name="P1"><text:span text:style-name="T1">Объявите </text:span><text:span text:style-name="T9">запись</text:span><text:span text:style-name="T1"> </text:span><text:span text:style-name="T13">vector_3d</text:span><text:span text:style-name="T1"> для хранения информации о векторе в трёхмерном вещественном пространстве (структура содержит три вещественных поля — координаты). Предусмотреть методы </text:span><text:span text:style-name="T13">Init</text:span><text:span text:style-name="T1"> и </text:span><text:span text:style-name="T13">Print</text:span><text:span text:style-name="T1">.</text:span></text:p>
        </text:list-item>
        <text:list-item>
          <text:p text:style-name="P2">Создать <text:span text:style-name="T10">метод записи</text:span> <text:span text:style-name="T12">inner_product</text:span>, вычисляющ<text:span text:style-name="T10">ий</text:span> <text:a xlink:type="simple" xlink:href="http://ru.wikipedia.org/wiki/Скалярное_произведение">скалярное произведение</text:a> <text:span text:style-name="T10">текущего вектора с заданным вектором</text:span>.</text:p>
        </text:list-item>
        <text:list-item>
          <text:p text:style-name="P3"><text:span text:style-name="T15">Создать функцию</text:span>, принимающую массив векторов и ещё один вектор <text:span text:style-name="T7">v</text:span> и возвращающую массив векторов в динамической памяти, полученный из исходного удалением всех векторов, скалярное произведение с вектором <text:span text:style-name="T7">v</text:span> которых отрицательно.</text:p>
        </text:list-item>
        <text:list-item>
          <text:p text:style-name="P5"><text:span text:style-name="T11">Описать подпрог</text:span><text:span text:style-name="T14">р</text:span><text:span text:style-name="T11">амму, формирующую по целым положительным числам </text:span><text:span text:style-name="T2">M</text:span><text:span text:style-name="T11"> и </text:span><text:span text:style-name="T2">N</text:span><text:span text:style-name="T11"> матрицу </text:span><text:span text:style-name="T2">A</text:span><text:span text:style-name="T11"> размера </text:span><text:span text:style-name="T2">M </text:span><text:span text:style-name="T11">× </text:span><text:span text:style-name="T2">N</text:span><text:span text:style-name="T11">, которая содержит числа 0 и 1, расположенные в «шахматном» порядке, причем </text:span><text:span text:style-name="T2">A</text:span><text:span text:style-name="T6">0,0</text:span><text:span text:style-name="T11"> = 0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8T22:09:54</meta:creation-date>
    <meta:generator>OpenOffice.org/3.2$Linux OpenOffice.org_project/320m19$Build-9505</meta:generator>
    <dc:date>2010-12-29T00:04:20</dc:date>
    <dc:creator>Artem Pelenitsyn</dc:creator>
    <meta:editing-duration>PT01H47M09S</meta:editing-duration>
    <meta:editing-cycles>11</meta:editing-cycles>
    <meta:document-statistic meta:table-count="0" meta:image-count="0" meta:object-count="0" meta:page-count="1" meta:paragraph-count="7" meta:word-count="166" meta:character-count="1162"/>
  </office:meta>
</office:document-meta>
</file>